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1" style:family="text">
      <style:text-properties fo:font-size="24pt" officeooo:rsid="00191613" style:font-size-asian="24pt" style:font-size-complex="2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Arabic"><text:s/><text:span text:style-name="T1">كُنْيَمَا نِ مٖػوْكَ * تَانْيَامَا حَتَ لِنِ</text:span></text:p>
      <text:p text:style-name="Arabic">وَنَنْڠُ هُنِئٖپُوْكَ * كُوَأٗنَ نَ تَمَانِ</text:p>
      <text:p text:style-name="Arabic">والُوْبَاكِ كُنِشِكَ * سِوَنْڠُ نِ وَ وٖنْدَانِ</text:p>
      <text:p text:style-name="Arabic">مِمِ نِ مٖوَتٖنْدَانِ * مْبُوْنَ هُنِپِجَ زِتَ</text:p>
      <text:p text:style-name="Arabic"/>
      <text:p text:style-name="Arabic">وَنَانْڠُ مِمِ وَ دَمُ * وَانَ وَ أُسْوَاحِلِنِ</text:p>
      <text:p text:style-name="Arabic">أَصِلِ هَوَنَ هَامُ * يَا كُنِيُوَ نِ نَانِ</text:p>
      <text:p text:style-name="Arabic">وَمٖنَتِيَ قَؤُمُ * نَ وَنَ وَ مَجِرَنِ</text:p>
      <text:p text:style-name="Arabic">كُوْسَ لَنْڠُ كُوْسَ ڠَانِ * مْبُوْنَ هُنِپِجَ زِتَ</text:p>
      <text:p text:style-name="Arabic"/>
      <text:p text:style-name="Arabic">مِمِ مَامٖنُ سِتَاسَ * وَلَ سِنَ پُنْڠُوَنِ</text:p>
      <text:p text:style-name="Arabic">نِ مٖزَا وَ مَمْبَاسَ * نَ كُنْڠِنٖ زِسِوَنِ</text:p>
      <text:p text:style-name="Arabic">نِزٖ وَنَ سِيَاسَ * نَ زِيُوْنْڠُوْزِ وَدِنِ</text:p>
      <text:p text:style-name="Arabic">مَافُنْدِ وَ كُلَ فَنِ * نَ مَاشُجَا وَ زِتَ</text:p>
      <text:p text:style-name="Arabic"/>
      <text:p text:style-name="Arabic">نْدِمِ مَامَاكٖ مُيَاكَ * پِيَ مْوٖنْڠٗ عَثْمَانِ</text:p>
      <text:p text:style-name="Arabic">نَ زَهِدِ كَذَلِكَ * نَ وٖنْڠِ وَاكٖ وٖنْدَانِ</text:p>
      <text:p text:style-name="Arabic"><text:soft-page-break/>عالى كُوْتِ نَ مَتَاكَ * وٗتٖ مْبوَا مُوْيَ قَرِنِ</text:p>
      <text:p text:style-name="Arabic">وَلِتُوْكَ مَاتُوْمبونِ * وَ كَوَا كَمَ نْيوتَ</text:p>
      <text:p text:style-name="Arabic"/>
      <text:p text:style-name="Arabic">اِنْكِشَافِ نْڠَلِيَ * أُكِسٗوْمٖ نَ كِدَنِ</text:p>
      <text:p text:style-name="Arabic">نْدِپُوْ تَاكَاپُوْ كْوٖلٖيَ * نِ كْوَامْبِيَاءٗ مْوٖنْدانِ</text:p>
      <text:p text:style-name="Arabic">نِ تُوْنْڠٗ زِمٖسَلِيَ * نَ هَزِفِ اَصِلَانِ</text:p>
      <text:p text:style-name="Arabic">وَالُوْزِتُنْڠَ نِ نْيَانِ * نِ وَنَانْڠُ وَالُوْپِتَ</text:p>
      <text:p text:style-name="Arabic"/>
      <text:p text:style-name="Arabic">نَ مَالٖنْڠَ وَ مْڤِتَ * نَ پِيَ ػِرَاڠُ دِنِ</text:p>
      <text:p text:style-name="Arabic">نْيايُو ولِزِفُوَتَ * هَاوَكُكِرِ اُدُنِ</text:p>
      <text:p text:style-name="Arabic">نْنَابَهَانِ هُتٖتَ * لَكِنِ هُفَلِييانِ</text:p>
      <text:p text:style-name="Arabic">نْدِيٖ پْوٖكٖ اُوَنْدَانِ * اِنْڠَا اَمٖئِكِتَ</text:p>
      <text:p text:style-name="Arabic"/>
      <text:p text:style-name="Arabic">بَادٗ كُزَا نَ وٖزَ * سِيَاكُوْمَ اُكِنڠُوْنِ</text:p>
      <text:p text:style-name="Arabic">لَكِنِ مُمٖنِپُوْزَ * مُمٖئِتٗوَ فُوٗنِ</text:p>
      <text:p text:style-name="Arabic">وَنْڠِنٖ مٖئِتُوكٖزَ * كُنِپانْڠِيَ كَانُوْنِ</text:p>
      <text:p text:style-name="Arabic">مُسَمِيَاتِ كُبُوْنِ * نْيِنْيِ مُلِپُوْنِوَتَ</text:p>
      <text:p text:style-name="Arabic"><text:soft-page-break/></text:p>
      <text:p text:style-name="Arabic">هُلِيَ كِسِكِتِكَ * ػَنْڠَلِيَ جَرِدَنِ</text:p>
      <text:p text:style-name="Arabic">وٖنْڠِ وَنَاءُ اَنْدِكَ * سِوَنَانْڠُ نِ وَڠٖنِ</text:p>
      <text:p text:style-name="Arabic">اِذَاعَانِ كَذَلِكَ * وَپٖكَ تُنْڠٗ نِ نْيَانِ</text:p>
      <text:p text:style-name="Arabic">وٖنْڠِ هَاوَتُوْك پْوان * لِػَ كُوَ مْبوا مْڤِتَ</text:p>
      <text:p text:style-name="Arabic"/>
      <text:p text:style-name="Arabic">اَنڠَلِيَ نَ زِتَابُ * زِسُوْمٖشْوَاءٗ شُلٖنِ</text:p>
      <text:p text:style-name="Arabic">هَازَانْدِكْوِ نَ رَجَبُ * سِ سُوْدِ وَلَ سِ شَانِ</text:p>
      <text:p text:style-name="Arabic">ْنْجُوْرٗڠٖ نْدِيٖ كَتِبُ * اَشِشِيٖؤٗ سُكَانِ</text:p>
      <text:p text:style-name="Arabic">ػَارٗ نَ وَاكٖ وٖنْدانِ * نَاءٗ نْيُوْمَ هُفُوَتَ</text:p>
      <text:p text:style-name="Arabic"/>
      <text:p text:style-name="Arabic">هُوَلِكْوَا كُوْنْڠَمَانٗ * ػٖنْدَ هُرُدِ نْدِيَانِ</text:p>
      <text:p text:style-name="Arabic">هُوٗنَ اُتُنْڠُ مْنُو * كُوَ نْيِنْيِ سِوَأٗنِ</text:p>
      <text:p text:style-name="Arabic">نَ هُزِاُمَ زِتَانِ * لَكِنِ نِتٖنْدٖ نْنِ</text:p>
      <text:p text:style-name="Arabic">وَنَانْڠُ مُمٖئِخِنِ * مَامٖنُ مُمٖنِوَتَ</text:p>
      <text:p text:style-name="Arabic"/>
      <text:p text:style-name="Arabic">نَ هُلِيَ كْوَا مَاتُوْزِ * ػَنْڠَلِيَ مِتِحَانِ</text:p>
      <text:p text:style-name="Arabic"><text:soft-page-break/>وَنَفُنْدِ وَ كِبْوٖزِ * نَ وَ كِسُومُ زِوَنِ</text:p>
      <text:p text:style-name="Arabic">نْدِوٗ وَنَاءٗ بَارِزِ * وَلِيُوكُوْ كِلٖلٖنِ</text:p>
      <text:p text:style-name="Arabic">مُلُوْتُوْكَ كْوٖتُ پْوانِ * مُكُوْ تِنِ هُكُوْكُوْتَ</text:p>
      <text:p text:style-name="Arabic"/>
      <text:p text:style-name="Arabic">وَفَانْيَاءٗ اُتَفِتِ * وَ أُزَمِلِ ػُوٗنِ</text:p>
      <text:p text:style-name="Arabic">وَسْوَاهِلِ نِ كَاتِتِ * اَوْ هَوَپَاتِكَانِ</text:p>
      <text:p text:style-name="Arabic">نِ نْيَانِ نِ مْلَئِتِ * مْوٖنْيٖ مَاكُوْسَ نِ نْيَانِ</text:p>
      <text:p text:style-name="Arabic">مِمِ هَامُنِثَمِنِ * مْڠِنٖ هَامُكُپَاتَ</text:p>
      <text:p text:style-name="Arabic"/>
      <text:p text:style-name="Arabic">كِوَسِكِيَ هُنِيْنَ * هُنِأٗنْڠُوْنْڠَ مُويُوْنِ</text:p>
      <text:p text:style-name="Arabic">صَرْفَ هَكُنَ تٖنَ * نَحَؤُ نَ ئِتَمَانِ</text:p>
      <text:p text:style-name="Arabic">نَ حَتَ لَذَ هَيَانَ * كَمَ مَشَاپُوْ كَانْوَانِ</text:p>
      <text:p text:style-name="Arabic">سِئٖلٖوِ هُنٖنَانِ * هُئِمْبَ اَوْ هُتٖتَ</text:p>
      <text:p text:style-name="Arabic"/>
      <text:p text:style-name="Arabic">لَوْ مُيَاكَ تَارُدِ * اَيْ تٖنَ دُنِيَانِ</text:p>
      <text:p text:style-name="Arabic">موَانَانْڠُ اِتَمْبِدِ * كْوٖنٖنْدَ مَحَكَمَانِ</text:p>
      <text:p text:style-name="Arabic">اَئٖتٖ نَ مَشَهِدِ * وَنِيُوَاءٗ يَقِيْنِ</text:p>
      <text:p text:style-name="Arabic"><text:soft-page-break/>نْيُوْتٖ مْوٖنْدٖ ڠٖرٖزَنِ * كْوَا حَتِيَ كُوَپَاتَ</text:p>
      <text:p text:style-name="Arabic"/>
      <text:p text:style-name="Arabic">وَاللّٰهِ هَمُنَ غٖيْرَ * وَلَ هَامُوْنَ اِمَانِ</text:p>
      <text:p text:style-name="Arabic">هَمُنَ لَكُوَكٖرَ * كُوَ هَمُنِثَمِنِ</text:p>
      <text:p text:style-name="Arabic">مِمِ نِ كَامَ مْپِوِرِ * هُتٖزٖوَ اُوَنْدَانِ</text:p>
      <text:p text:style-name="Arabic">هِپِجْوَا تٖكٖنْدِيَانَ * نَ كُلَ مْوٖنْيٖ كُپِتَ</text:p>
      <text:p text:style-name="Arabic"/>
      <text:p text:style-name="Arabic">حَتَ كْوٖنْيٖ اُشَعِرِ * وَاسُوْ وَنْڠُ وَمٖبُوْنِ</text:p>
      <text:p text:style-name="Arabic">زِلِزٗ حُرُ بَحَارِ * كْوَا كُوٗلٖزَ وَڠٖنِ</text:p>
      <text:p text:style-name="Arabic">ممِ هَايُو سِيَاكِرِ * سِ مَاشَعِرِ كِفَنِ</text:p>
      <text:p text:style-name="Arabic">هَاىُوْ ىُوْت نِ كْوا نْن * هزٗ ن مْبنُ زَا زتَ</text:p>
      <text:p text:style-name="Arabic"/>
      <text:p text:style-name="Arabic">هَمْبِوَ مْوٖنْيٖوٖ سِنَ * هِنِ نِ عَجَابُ ڠَانِ</text:p>
      <text:p text:style-name="Arabic">هُوَاءٖ كاكُوْسَ شِنَ * كَاوَ نَ تَانْدُ يَانْڠَانِ</text:p>
      <text:p text:style-name="Arabic">نْيَانِ اَلُوْنِپَ ئِنَ * اَلُوْنَانْدِكَ نِ نْيَانِ</text:p>
      <text:p text:style-name="Arabic">كِوَ سِ اُسْوَاحِلِنِ * نِ وَپِ نَالِپُوپَاتَ</text:p>
      <text:p text:style-name="Arabic"/>
      <text:p text:style-name="Arabic"><text:soft-page-break/>كُوَ وٖنْڠِ هُنِنٖنَ * سِدَلِلِ اَصِلَانِ</text:p>
      <text:p text:style-name="Arabic">يَاكُوَ مْوٖنْيٖوٖ سِنَ * كِنْڠٖرٖزَ هَامُوٗنِ</text:p>
      <text:p text:style-name="Arabic">هُنٖنوَا نَ وٖنْڠِ سَانَ * پٖمْبٖ زٗتٖ دُنِيَانِ</text:p>
      <text:p text:style-name="Arabic">كِنَ نَ كْوَاءٗ سِنَانِ * مِزِيٖ هَئِكُكَاتَ</text:p>
      <text:p text:style-name="Arabic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fo:background-color="transparent" style:shadow="none" style:writing-mode="rl-tb">
        <style:tab-stops/>
        <style:background-image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0T10:52:59.522179475</meta:creation-date>
    <meta:editing-duration>P0D</meta:editing-duration>
    <meta:editing-cycles>2</meta:editing-cycles>
    <meta:generator>LibreOffice/4.2.4.2$Linux_X86_64 LibreOffice_project/420m0$Build-2</meta:generator>
    <dc:title>andika</dc:title>
    <meta:initial-creator>Kevin Donnelly</meta:initial-creator>
    <dc:date>2014-08-10T10:54:22.863137673</dc:date>
    <dc:creator>Kevin Donnelly</dc:creator>
    <meta:document-statistic meta:table-count="0" meta:image-count="0" meta:object-count="0" meta:page-count="6" meta:paragraph-count="72" meta:word-count="495" meta:character-count="1993" meta:non-whitespace-character-count="1569"/>
    <meta:template xlink:type="simple" xlink:actuate="onRequest" xlink:title="andika" xlink:href="../../../../../data/libreoffice/templates/andika.ott" meta:date="2014-08-10T10:52:59.439226836"/>
  </office:meta>
</office:document-meta>
</file>